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lfaxAI" svg:font-family="ColfaxAI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PTSans" svg:font-family="PTSans, sans-serif"/>
    <style:font-face style:name="Roboto" svg:font-family="Roboto, 'San Francisco', 'Helvetica Neue', Helvetica, Arial"/>
    <style:font-face style:name="SFMono-Regular" svg:font-family="SFMono-Regular, Menlo, Monaco, Consolas, 'Liberation Mono', 'Courier New', monospac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paragraph-rsid="0010b03e"/>
    </style:style>
    <style:style style:name="P2" style:family="paragraph" style:parent-style-name="Standard">
      <style:text-properties officeooo:paragraph-rsid="00113d4e"/>
    </style:style>
    <style:style style:name="P3" style:family="paragraph" style:parent-style-name="Standard">
      <style:text-properties officeooo:paragraph-rsid="0011b1a9"/>
    </style:style>
    <style:style style:name="P4" style:family="paragraph" style:parent-style-name="Standard">
      <style:text-properties officeooo:paragraph-rsid="0012c571"/>
    </style:style>
    <style:style style:name="P5" style:family="paragraph" style:parent-style-name="Standard">
      <style:text-properties officeooo:paragraph-rsid="0014246c"/>
    </style:style>
    <style:style style:name="P6" style:family="paragraph" style:parent-style-name="Standard">
      <style:text-properties officeooo:rsid="0014246c" officeooo:paragraph-rsid="0014246c"/>
    </style:style>
    <style:style style:name="P7" style:family="paragraph" style:parent-style-name="Standard">
      <style:text-properties officeooo:paragraph-rsid="00146f4e"/>
    </style:style>
    <style:style style:name="P8" style:family="paragraph" style:parent-style-name="Text_20_body">
      <style:text-properties officeooo:paragraph-rsid="00113d4e"/>
    </style:style>
    <style:style style:name="T1" style:family="text">
      <style:text-properties fo:font-variant="normal" fo:text-transform="none" fo:color="#2c2d30" loext:opacity="100%" style:font-name="Roboto" fo:font-size="11.25pt" fo:letter-spacing="normal" fo:font-style="normal" fo:font-weight="normal"/>
    </style:style>
    <style:style style:name="T2" style:family="text">
      <style:text-properties fo:font-variant="normal" fo:text-transform="none" fo:color="#2c2d30" loext:opacity="100%" style:font-name="Roboto" fo:font-size="11.25pt" fo:letter-spacing="normal" fo:font-style="normal" fo:font-weight="normal" officeooo:rsid="0012c571"/>
    </style:style>
    <style:style style:name="T3" style:family="text">
      <style:text-properties fo:font-variant="normal" fo:text-transform="none" fo:color="#2c2d30" loext:opacity="100%" style:font-name="Roboto" fo:font-size="11.25pt" fo:letter-spacing="normal" fo:font-style="normal" fo:font-weight="normal" officeooo:rsid="0014246c"/>
    </style:style>
    <style:style style:name="T4" style:family="text">
      <style:text-properties fo:font-variant="normal" fo:text-transform="none" fo:color="#2c2d30" loext:opacity="100%" style:font-name="Roboto" fo:font-size="11.25pt" fo:letter-spacing="normal" fo:font-style="normal" fo:font-weight="normal" officeooo:rsid="00146f4e"/>
    </style:style>
    <style:style style:name="T5" style:family="text">
      <style:text-properties fo:font-variant="normal" fo:text-transform="none" fo:color="#2c2d30" loext:opacity="100%" style:font-name="Roboto" fo:font-size="11.2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33333" loext:opacity="100%" style:font-name="PTSans" fo:font-size="12pt" fo:letter-spacing="normal" fo:font-style="normal" fo:font-weight="normal"/>
    </style:style>
    <style:style style:name="T7" style:family="text">
      <style:text-properties fo:font-variant="normal" fo:text-transform="none" fo:color="#333333" loext:opacity="100%" style:font-name="PTSans" fo:font-size="12pt" fo:letter-spacing="normal" fo:font-style="normal" fo:font-weight="normal" officeooo:rsid="00113d4e"/>
    </style:style>
    <style:style style:name="T8" style:family="text">
      <style:text-properties fo:font-variant="normal" fo:text-transform="none" fo:color="#333333" loext:opacity="100%" style:font-name="PTSans" fo:font-size="12pt" fo:letter-spacing="normal" fo:font-style="normal" fo:font-weight="normal" officeooo:rsid="0011b1a9"/>
    </style:style>
    <style:style style:name="T9" style:family="text">
      <style:text-properties fo:font-variant="normal" fo:text-transform="none" fo:color="#353740" loext:opacity="100%" style:font-name="Roboto" fo:font-size="11.25pt" fo:letter-spacing="normal" fo:font-style="normal" fo:font-weight="normal"/>
    </style:style>
    <style:style style:name="T10" style:family="text">
      <style:text-properties fo:font-variant="normal" fo:text-transform="none" fo:color="#353740" loext:opacity="100%" style:font-name="Roboto" fo:font-size="11.25pt" fo:letter-spacing="normal" fo:font-style="normal" fo:font-weight="normal" officeooo:rsid="0012c571"/>
    </style:style>
    <style:style style:name="T11" style:family="text">
      <style:text-properties fo:font-variant="normal" fo:text-transform="none" fo:color="#353740" loext:opacity="100%" style:font-name="ColfaxAI" fo:font-size="12pt" fo:letter-spacing="normal" fo:font-style="normal" fo:font-weight="normal"/>
    </style:style>
    <style:style style:name="T12" style:family="text">
      <style:text-properties fo:font-variant="normal" fo:text-transform="none" fo:color="#353740" loext:opacity="100%" style:font-name="ColfaxAI" fo:font-size="12pt" fo:letter-spacing="normal" fo:font-style="normal" fo:font-weight="normal" officeooo:rsid="0012c571"/>
    </style:style>
    <style:style style:name="T13" style:family="text">
      <style:text-properties fo:font-variant="normal" fo:text-transform="none" fo:color="#24292f" loext:opacity="100%" style:font-name="apple-system" fo:font-size="12pt" fo:letter-spacing="normal" fo:font-style="normal" fo:font-weight="normal" officeooo:rsid="00146f4e"/>
    </style:style>
    <style:style style:name="T14" style:family="text">
      <style:text-properties fo:font-weight="bold" officeooo:rsid="0010b0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З</text:span><text:span text:style-name="T5">адание:</text:span><text:line-break/><text:span text:style-name="T1">* Настроить статическую конфигурацию (без DHCP) в Ubuntu через ip и netplan. Настроить IP, маршрут по умолчанию и DNS-сервера (1.1.1.1 и 8.8.8.8). Проверить работоспособность сети.</text:span></text:p>
      <text:p text:style-name="P1"><text:span text:style-name="T1"/></text:p>
      <text:p text:style-name="P3"><text:span text:style-name="T1"><text:tab/></text:span><text:span text:style-name="T6">Определ</text:span><text:span text:style-name="T7">яем</text:span><text:span text:style-name="T6"> все доступные сетевые интерфейсы, используя команду </text:span><text:span text:style-name="T7">ip:</text:span></text:p>
      <text:p text:style-name="P3"><text:span text:style-name="T7"><text:tab/><text:tab/></text:span><text:span text:style-name="T1">sudo ip a</text:span></text:p>
      <text:p text:style-name="P2"><text:span text:style-name="T1"/></text:p>
      <text:p text:style-name="P8"><text:span text:style-name="T6"><text:tab/>Отредактиру</text:span><text:span text:style-name="T8">ем</text:span><text:span text:style-name="T6"> файл конфигурации </text:span><text:span text:style-name="T8">netplan </text:span><text:span text:style-name="T6">который находится в <text:tab/>директории /</text:span><text:span text:style-name="T8">etc/netplan:</text:span></text:p>
      <text:p text:style-name="P8"><text:span text:style-name="T8"><text:tab/><text:tab/>sudo vim /etc/netplan/00-installer-config.yaml</text:span></text:p>
      <text:p text:style-name="P2"><text:span text:style-name="T1"/></text:p>
      <text:p text:style-name="P2"><text:span text:style-name="T1"/></text:p>
      <text:p text:style-name="P3"><text:span text:style-name="T1">* Настроить правила iptables для доступности сервисов на TCP-портах 22, 80 и 443. Также сервер должен иметь возможность устанавливать подключения к серверу обновлений. Остальные подключения запретить.</text:span></text:p>
      <text:p text:style-name="P4"><text:span text:style-name="T1"><text:tab/></text:span><text:span text:style-name="T12">Удаляем существующие правила:</text:span></text:p>
      <text:p text:style-name="P4"><text:span text:style-name="T9"><text:tab/><text:tab/></text:span><text:span text:style-name="T11">iptables</text:span><text:span text:style-name="T9"> </text:span><text:span text:style-name="T11">-F</text:span><text:span text:style-name="T9"> </text:span></text:p>
      <text:p text:style-name="P4"><text:span text:style-name="T9"><text:tab/></text:span><text:span text:style-name="T12">Разрешаем установленные правила</text:span></text:p>
      <text:p text:style-name="P4"><text:span text:style-name="T9"><text:tab/><text:tab/></text:span><text:span text:style-name="T11">iptables</text:span><text:span text:style-name="T9"> </text:span><text:span text:style-name="T11">-A</text:span><text:span text:style-name="T9"> </text:span><text:span text:style-name="T11">INPUT</text:span><text:span text:style-name="T9"> </text:span><text:span text:style-name="T11">-m</text:span><text:span text:style-name="T9"> </text:span><text:span text:style-name="T11">state</text:span><text:span text:style-name="T9"> </text:span><text:span text:style-name="T11">--state</text:span><text:span text:style-name="T9"> </text:span><text:span text:style-name="T11">ESTABLISHED,RELATED</text:span><text:span text:style-name="T9"> </text:span><text:span text:style-name="T11">-j</text:span><text:span text:style-name="T9"> </text:span><text:span text:style-name="T11">ACCEPT</text:span></text:p>
      <text:p text:style-name="P4"><text:span text:style-name="T10"><text:tab/>Разрешаем циклический трафик</text:span></text:p>
      <text:p text:style-name="P4"><text:span text:style-name="T10"><text:tab/><text:tab/></text:span><text:span text:style-name="T11">iptables</text:span><text:span text:style-name="T9"> </text:span><text:span text:style-name="T11">-A</text:span><text:span text:style-name="T9"> </text:span><text:span text:style-name="T11">INPUT</text:span><text:span text:style-name="T9"> </text:span><text:span text:style-name="T11">-i</text:span><text:span text:style-name="T9"> </text:span><text:span text:style-name="T11">lo</text:span><text:span text:style-name="T9"> </text:span><text:span text:style-name="T11">-j</text:span><text:span text:style-name="T9"> </text:span><text:span text:style-name="T11">ACCEPT</text:span></text:p>
      <text:p text:style-name="P4"><text:span text:style-name="T9"><text:tab/></text:span><text:span text:style-name="T12">Разрешаем SSH (порт 22)</text:span></text:p>
      <text:p text:style-name="P4"><text:span text:style-name="T9"><text:tab/><text:tab/></text:span><text:span text:style-name="T11">iptables</text:span><text:span text:style-name="T9"> </text:span><text:span text:style-name="T11">-A</text:span><text:span text:style-name="T9"> </text:span><text:span text:style-name="T11">INPUT</text:span><text:span text:style-name="T9"> </text:span><text:span text:style-name="T11">-p</text:span><text:span text:style-name="T9"> </text:span><text:span text:style-name="T11">tcp</text:span><text:span text:style-name="T9"> </text:span><text:span text:style-name="T11">--dport</text:span><text:span text:style-name="T9"> </text:span><text:span text:style-name="T11">22</text:span><text:span text:style-name="T9"> </text:span><text:span text:style-name="T11">-j</text:span><text:span text:style-name="T9"> </text:span><text:span text:style-name="T11">ACCEPT</text:span></text:p>
      <text:p text:style-name="P4"><text:span text:style-name="T9"><text:tab/></text:span><text:span text:style-name="T12">Разрешаем</text:span><text:span text:style-name="T9"> </text:span><text:span text:style-name="T11">HTTP </text:span><text:span text:style-name="T12">(порт 80)</text:span></text:p>
      <text:p text:style-name="P4"><text:span text:style-name="T9"><text:tab/><text:tab/></text:span><text:span text:style-name="T11">iptables</text:span><text:span text:style-name="T9"> </text:span><text:span text:style-name="T11">-A</text:span><text:span text:style-name="T9"> </text:span><text:span text:style-name="T11">INPUT</text:span><text:span text:style-name="T9"> </text:span><text:span text:style-name="T11">-p</text:span><text:span text:style-name="T9"> </text:span><text:span text:style-name="T11">tcp</text:span><text:span text:style-name="T9"> </text:span><text:span text:style-name="T11">--dport</text:span><text:span text:style-name="T9"> </text:span><text:span text:style-name="T11">80</text:span><text:span text:style-name="T9"> </text:span><text:span text:style-name="T11">-j</text:span><text:span text:style-name="T9"> </text:span><text:span text:style-name="T11">ACCEPT</text:span></text:p>
      <text:p text:style-name="P4"><text:span text:style-name="T9"><text:tab/></text:span><text:span text:style-name="T12">Разрешаем</text:span><text:span text:style-name="T9"> </text:span><text:span text:style-name="T11">HTTPS </text:span><text:span text:style-name="T12">(порт 443)</text:span></text:p>
      <text:p text:style-name="P4"><text:span text:style-name="T9"><text:tab/><text:tab/></text:span><text:span text:style-name="T11">iptables</text:span><text:span text:style-name="T9"> </text:span><text:span text:style-name="T11">-A</text:span><text:span text:style-name="T9"> </text:span><text:span text:style-name="T11">INPUT</text:span><text:span text:style-name="T9"> </text:span><text:span text:style-name="T11">-p</text:span><text:span text:style-name="T9"> </text:span><text:span text:style-name="T11">tcp</text:span><text:span text:style-name="T9"> </text:span><text:span text:style-name="T11">--dport</text:span><text:span text:style-name="T9"> </text:span><text:span text:style-name="T11">443</text:span><text:span text:style-name="T9"> </text:span><text:span text:style-name="T11">-j</text:span><text:span text:style-name="T9"> </text:span><text:span text:style-name="T11">ACCEPT</text:span></text:p>
      <text:p text:style-name="P4"><text:span text:style-name="T9"><text:tab/></text:span><text:span text:style-name="T12">Разрешаем подключение к серверу обновлений</text:span></text:p>
      <text:p text:style-name="P4"><text:span text:style-name="T9"><text:tab/><text:tab/></text:span><text:span text:style-name="T11">iptables</text:span><text:span text:style-name="T9"> </text:span><text:span text:style-name="T11">-A</text:span><text:span text:style-name="T9"> </text:span><text:span text:style-name="T11">INPUT</text:span><text:span text:style-name="T9"> </text:span><text:span text:style-name="T11">-p</text:span><text:span text:style-name="T9"> </text:span><text:span text:style-name="T11">tcp</text:span><text:span text:style-name="T9"> </text:span><text:span text:style-name="T11">--dport</text:span><text:span text:style-name="T9"> </text:span><text:span text:style-name="T11">&lt;update</text:span><text:span text:style-name="T9"> </text:span><text:span text:style-name="T11">server</text:span><text:span text:style-name="T9"> </text:span><text:span text:style-name="T11">port&gt;</text:span><text:span text:style-name="T9"> </text:span><text:span text:style-name="T11">-j</text:span><text:span text:style-name="T9"> </text:span><text:span text:style-name="T11">ACCEPT</text:span></text:p>
      <text:p text:style-name="P4"><text:span text:style-name="T9"><text:tab/></text:span><text:span text:style-name="T12">Запрещаем все остальные подключения</text:span><text:span text:style-name="T9"> </text:span></text:p>
      <text:p text:style-name="P4"><text:span text:style-name="T9"><text:tab/><text:tab/></text:span><text:span text:style-name="T11">iptables</text:span><text:span text:style-name="T9"> </text:span><text:span text:style-name="T11">-A</text:span><text:span text:style-name="T9"> </text:span><text:span text:style-name="T11">INPUT</text:span><text:span text:style-name="T9"> </text:span><text:span text:style-name="T11">-j</text:span><text:span text:style-name="T9"> </text:span><text:span text:style-name="T11">REJECT</text:span></text:p>
      <text:p text:style-name="P3"><text:span text:style-name="T1"/></text:p>
      <text:p text:style-name="P3"><text:span text:style-name="T1"/></text:p>
      <text:p text:style-name="P4"><text:span text:style-name="T1">* Запретить любой входящий трафик с IP 3.4.5.6.</text:span></text:p>
      <text:p text:style-name="P7"><text:span text:style-name="T12"><text:tab/>Удаляем существующие правила:</text:span></text:p>
      <text:p text:style-name="P7"><text:span text:style-name="T9"><text:tab/><text:tab/></text:span><text:span text:style-name="T11">iptables</text:span><text:span text:style-name="T9"> </text:span><text:span text:style-name="T11">-F</text:span><text:span text:style-name="T9"> </text:span></text:p>
      <text:p text:style-name="P7"><text:span text:style-name="T9"><text:tab/></text:span><text:span text:style-name="T12">Разрешаем установленные правила</text:span></text:p>
      <text:p text:style-name="P7"><text:span text:style-name="T9"><text:tab/><text:tab/></text:span><text:span text:style-name="T11">iptables</text:span><text:span text:style-name="T9"> </text:span><text:span text:style-name="T11">-A</text:span><text:span text:style-name="T9"> </text:span><text:span text:style-name="T11">INPUT</text:span><text:span text:style-name="T9"> </text:span><text:span text:style-name="T11">-m</text:span><text:span text:style-name="T9"> </text:span><text:span text:style-name="T11">state</text:span><text:span text:style-name="T9"> </text:span><text:span text:style-name="T11">--state</text:span><text:span text:style-name="T9"> </text:span><text:span text:style-name="T11">ESTABLISHED,RELATED</text:span><text:span text:style-name="T9"> </text:span><text:span text:style-name="T11">-j</text:span><text:span text:style-name="T9"> </text:span><text:span text:style-name="T11">ACCEPT</text:span></text:p>
      <text:p text:style-name="P7"><text:span text:style-name="T10"><text:tab/>Разрешаем циклический трафик</text:span></text:p>
      <text:p text:style-name="P7"><text:span text:style-name="T10"><text:tab/><text:tab/></text:span><text:span text:style-name="T11">iptables</text:span><text:span text:style-name="T9"> </text:span><text:span text:style-name="T11">-A</text:span><text:span text:style-name="T9"> </text:span><text:span text:style-name="T11">INPUT</text:span><text:span text:style-name="T9"> </text:span><text:span text:style-name="T11">-i</text:span><text:span text:style-name="T9"> </text:span><text:span text:style-name="T11">lo</text:span><text:span text:style-name="T9"> </text:span><text:span text:style-name="T11">-j</text:span><text:span text:style-name="T9"> </text:span><text:span text:style-name="T11">ACCEPT</text:span></text:p>
      <text:p text:style-name="P7"><text:span text:style-name="T9"><text:tab/></text:span><text:span text:style-name="T12">Разрешаем SSH (порт 22)</text:span></text:p>
      <text:p text:style-name="P7"><text:span text:style-name="T9"><text:tab/><text:tab/></text:span><text:span text:style-name="T11">iptables</text:span><text:span text:style-name="T9"> </text:span><text:span text:style-name="T11">-A</text:span><text:span text:style-name="T9"> </text:span><text:span text:style-name="T11">INPUT</text:span><text:span text:style-name="T9"> </text:span><text:span text:style-name="T11">-p</text:span><text:span text:style-name="T9"> </text:span><text:span text:style-name="T11">tcp</text:span><text:span text:style-name="T9"> </text:span><text:span text:style-name="T11">--dport</text:span><text:span text:style-name="T9"> </text:span><text:span text:style-name="T11">22</text:span><text:span text:style-name="T9"> </text:span><text:span text:style-name="T11">-j</text:span><text:span text:style-name="T9"> </text:span><text:span text:style-name="T11">ACCEPT</text:span></text:p>
      <text:p text:style-name="P7"><text:span text:style-name="T9"><text:tab/></text:span><text:span text:style-name="T12">Разрешаем</text:span><text:span text:style-name="T9"> </text:span><text:span text:style-name="T11">HTTP </text:span><text:span text:style-name="T12">(порт 80)</text:span></text:p>
      <text:p text:style-name="P7"><text:span text:style-name="T9"><text:tab/><text:tab/></text:span><text:span text:style-name="T11">iptables</text:span><text:span text:style-name="T9"> </text:span><text:span text:style-name="T11">-A</text:span><text:span text:style-name="T9"> </text:span><text:span text:style-name="T11">INPUT</text:span><text:span text:style-name="T9"> </text:span><text:span text:style-name="T11">-p</text:span><text:span text:style-name="T9"> </text:span><text:span text:style-name="T11">tcp</text:span><text:span text:style-name="T9"> </text:span><text:span text:style-name="T11">--dport</text:span><text:span text:style-name="T9"> </text:span><text:span text:style-name="T11">80</text:span><text:span text:style-name="T9"> </text:span><text:span text:style-name="T11">-j</text:span><text:span text:style-name="T9"> </text:span><text:span text:style-name="T11">ACCEPT</text:span></text:p>
      <text:p text:style-name="P7"><text:span text:style-name="T9"><text:tab/></text:span><text:span text:style-name="T12">Разрешаем</text:span><text:span text:style-name="T9"> </text:span><text:span text:style-name="T11">HTTPS </text:span><text:span text:style-name="T12">(порт 443)</text:span></text:p>
      <text:p text:style-name="P7"><text:span text:style-name="T9"><text:tab/><text:tab/></text:span><text:span text:style-name="T11">iptables</text:span><text:span text:style-name="T9"> </text:span><text:span text:style-name="T11">-A</text:span><text:span text:style-name="T9"> </text:span><text:span text:style-name="T11">INPUT</text:span><text:span text:style-name="T9"> </text:span><text:span text:style-name="T11">-p</text:span><text:span text:style-name="T9"> </text:span><text:span text:style-name="T11">tcp</text:span><text:span text:style-name="T9"> </text:span><text:span text:style-name="T11">--dport</text:span><text:span text:style-name="T9"> </text:span><text:span text:style-name="T11">443</text:span><text:span text:style-name="T9"> </text:span><text:span text:style-name="T11">-j</text:span><text:span text:style-name="T9"> </text:span><text:span text:style-name="T11">ACCEPT</text:span></text:p>
      <text:p text:style-name="P7"><text:span text:style-name="T9"><text:tab/></text:span><text:span text:style-name="T12">Разрешаем подключение к серверу обновлений</text:span></text:p>
      <text:p text:style-name="P7"><text:span text:style-name="T9"><text:tab/><text:tab/></text:span><text:span text:style-name="T11">iptables</text:span><text:span text:style-name="T9"> </text:span><text:span text:style-name="T11">-A</text:span><text:span text:style-name="T9"> </text:span><text:span text:style-name="T11">INPUT</text:span><text:span text:style-name="T9"> </text:span><text:span text:style-name="T11">-p</text:span><text:span text:style-name="T9"> </text:span><text:span text:style-name="T11">tcp</text:span><text:span text:style-name="T9"> </text:span><text:span text:style-name="T11">--dport</text:span><text:span text:style-name="T9"> </text:span><text:span text:style-name="T11">&lt;update</text:span><text:span text:style-name="T9"> </text:span><text:span text:style-name="T11">server</text:span><text:span text:style-name="T9"> </text:span><text:span text:style-name="T11">port&gt;</text:span><text:span text:style-name="T9"> </text:span><text:span text:style-name="T11">-j</text:span><text:span text:style-name="T9"> </text:span><text:span text:style-name="T11">ACCEPT</text:span></text:p>
      <text:p text:style-name="P4"><text:span text:style-name="T1"><text:tab/></text:span><text:span text:style-name="T2">Запрещаем любой входящий трафик с указанного IP</text:span></text:p>
      <text:p text:style-name="P5"><text:span text:style-name="T2"><text:tab/><text:tab/>sudo iptables -t filter -A INPUT -s </text:span><text:span text:style-name="T3">3</text:span><text:span text:style-name="T2">.</text:span><text:span text:style-name="T3">4</text:span><text:span text:style-name="T2">.</text:span><text:span text:style-name="T3">5</text:span><text:span text:style-name="T2">.</text:span><text:span text:style-name="T3">6</text:span><text:span text:style-name="T2">/32 -j DROP</text:span></text:p>
      <text:p text:style-name="P5"><text:soft-page-break/><text:span text:style-name="T2"><text:tab/></text:span><text:span text:style-name="T3"><text:tab/></text:span><text:span text:style-name="T4">(</text:span><text:span text:style-name="T3">запрещает входящие пакеты без уведомления</text:span><text:span text:style-name="T4">)</text:span></text:p>
      <text:p text:style-name="P6"><text:span text:style-name="T1"><text:tab/>или воспользоваться</text:span></text:p>
      <text:p text:style-name="P5"><text:span text:style-name="T3"><text:tab/><text:tab/>sudo iptables -t filter -A INPUT -s 3.4.5.6/32 -j REJECT</text:span></text:p>
      <text:p text:style-name="P5"><text:span text:style-name="T2"><text:tab/><text:tab/></text:span><text:span text:style-name="T4">(</text:span><text:span text:style-name="T3">запрещае</text:span><text:span text:style-name="T4">т</text:span><text:span text:style-name="T3"> входящие пакеты от указанного IP с уведомлением о <text:tab/><text:tab/>запрете</text:span><text:span text:style-name="T4">)</text:span></text:p>
      <text:p text:style-name="P5"><text:span text:style-name="T3"/></text:p>
      <text:p text:style-name="P5"><text:span text:style-name="T3"/></text:p>
      <text:p text:style-name="P5"><text:span text:style-name="T2"/></text:p>
      <text:p text:style-name="P5"><text:span text:style-name="T1">* * Запросы на порт 8090 перенаправлять на порт 80 (на этом же сервере).</text:span></text:p>
      <text:p text:style-name="P5"><text:span text:style-name="T1"><text:tab/></text:span><text:span text:style-name="T3">Очищаем существующие правила</text:span></text:p>
      <text:p text:style-name="P5"><text:span text:style-name="T3"><text:tab/><text:tab/>i</text:span><text:span text:style-name="T1">ptables -F</text:span></text:p>
      <text:p text:style-name="P5"><text:span text:style-name="T1"><text:tab/></text:span><text:span text:style-name="T3">Р</text:span><text:span text:style-name="T1">азреш</text:span><text:span text:style-name="T3">аем</text:span><text:span text:style-name="T1"> входящий трафик к сервисам HTTP</text:span></text:p>
      <text:p text:style-name="P5"><text:span text:style-name="T1"><text:tab/><text:tab/>iptables -A INPUT -p tcp --dport 80 -j ACCEPT</text:span></text:p>
      <text:p text:style-name="P5"><text:span text:style-name="T1"/></text:p>
      <text:p text:style-name="P5"><text:span text:style-name="T1"><text:tab/></text:span><text:span text:style-name="T3">Р</text:span><text:span text:style-name="T1">азреши</text:span><text:span text:style-name="T3">аем</text:span><text:span text:style-name="T1"> входящий трафик к сервисам HTTPS</text:span></text:p>
      <text:p text:style-name="P5"><text:span text:style-name="T1"><text:tab/><text:tab/>iptables -A INPUT -p tcp --dport 443 -j ACCEPT</text:span></text:p>
      <text:p text:style-name="P5"><text:span text:style-name="T1"><text:tab/></text:span><text:span text:style-name="T3">З</text:span><text:span text:style-name="T1">апросы, идущие на порт 8080, перенаправля</text:span><text:span text:style-name="T3">ем</text:span><text:span text:style-name="T1"> на порт 80</text:span></text:p>
      <text:p text:style-name="P5"><text:span text:style-name="T1"><text:tab/><text:tab/>iptables -t nat -A PREROUTING -p tcp --dport 8080 -j REDIRECT --to-port 80</text:span></text:p>
      <text:p text:style-name="P5"><text:span text:style-name="T1"><text:tab/></text:span><text:span text:style-name="T3">О</text:span><text:span text:style-name="T1">стальной входящий трафик запре</text:span><text:span text:style-name="T3">щаем</text:span></text:p>
      <text:p text:style-name="P5"><text:span text:style-name="T3"><text:tab/><text:tab/></text:span><text:span text:style-name="T1">iptables -A INPUT -j DROP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* * Разрешить подключение по SSH только из сети 192.168.0.0/24.</text:span></text:p>
      <text:p text:style-name="P7"><text:span text:style-name="T1"><text:tab/></text:span><text:span text:style-name="T3">Очищаем существующие правила</text:span></text:p>
      <text:p text:style-name="P7"><text:span text:style-name="T3"><text:tab/><text:tab/>i</text:span><text:span text:style-name="T1">ptables -F</text:span></text:p>
      <text:p text:style-name="P7"><text:span text:style-name="T1"><text:tab/></text:span><text:span text:style-name="T3">Р</text:span><text:span text:style-name="T1">азреш</text:span><text:span text:style-name="T3">аем</text:span><text:span text:style-name="T1"> входящий трафик к сервисам HTTP</text:span></text:p>
      <text:p text:style-name="P7"><text:span text:style-name="T1"><text:tab/><text:tab/>iptables -A INPUT -p tcp --dport 80 -j ACCEPT</text:span></text:p>
      <text:p text:style-name="P7"><text:span text:style-name="T1"><text:tab/></text:span><text:span text:style-name="T3">Р</text:span><text:span text:style-name="T1">азреши</text:span><text:span text:style-name="T3">аем</text:span><text:span text:style-name="T1"> входящий трафик к сервисам HTTPS</text:span></text:p>
      <text:p text:style-name="P7"><text:span text:style-name="T1"><text:tab/><text:tab/>iptables -A INPUT -p tcp --dport 443 -j ACCEPT</text:span></text:p>
      <text:p text:style-name="P7"><text:span text:style-name="T1"><text:tab/></text:span><text:span text:style-name="T3">З</text:span><text:span text:style-name="T1">апросы, идущие на порт 8080, перенаправля</text:span><text:span text:style-name="T3">ем</text:span><text:span text:style-name="T1"> на порт 80</text:span></text:p>
      <text:p text:style-name="P7"><text:span text:style-name="T1"><text:tab/><text:tab/>iptables -t nat -A PREROUTING -p tcp --dport 8080 -j REDIRECT --to-port 80</text:span></text:p>
      <text:p text:style-name="P7"><text:span text:style-name="T1"><text:tab/></text:span><text:span text:style-name="T4">Делаем входящий трафик по SSH только из указанной сети:</text:span></text:p>
      <text:p text:style-name="P7"><text:span text:style-name="T4"><text:tab/><text:tab/></text:span><text:span text:style-name="T13">iptables -A INPUT -p tcp --src 95.24.0.0/13 --dport 22 -j ACCEPT</text:span><text:span text:style-name="T4"><text:line-break/></text:span><text:span text:style-name="T1"><text:tab/></text:span><text:span text:style-name="T3">О</text:span><text:span text:style-name="T1">стальной входящий трафик запре</text:span><text:span text:style-name="T3">щаем</text:span></text:p>
      <text:p text:style-name="P7"><text:span text:style-name="T3"><text:tab/><text:tab/></text:span><text:span text:style-name="T1">iptables -A INPUT -j DRO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lfaxAI" svg:font-family="ColfaxAI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PTSans" svg:font-family="PTSans, sans-serif"/>
    <style:font-face style:name="Roboto" svg:font-family="Roboto, 'San Francisco', 'Helvetica Neue', Helvetica, Arial"/>
    <style:font-face style:name="SFMono-Regular" svg:font-family="SFMono-Regular, Menlo, Monaco, Consolas, 'Liberation Mono', 'Courier New', monospac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598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0:47:34.657979746</meta:creation-date>
    <dc:date>2023-02-13T12:33:27.617538395</dc:date>
    <meta:editing-duration>PT5M1S</meta:editing-duration>
    <meta:editing-cycles>1</meta:editing-cycles>
    <meta:document-statistic meta:table-count="0" meta:image-count="0" meta:object-count="0" meta:page-count="2" meta:paragraph-count="66" meta:word-count="496" meta:character-count="3172" meta:non-whitespace-character-count="2662"/>
    <meta:generator>LibreOffice/7.3.7.2$Linux_X86_64 LibreOffice_project/30$Build-2</meta:generator>
  </office:meta>
</office:document-meta>
</file>